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45.01mm" svg:y="2.05mm">
            <draw:object draw:notify-on-update-of-ranges="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9.26mm" svg:y="8.16mm">
            <draw:object draw:notify-on-update-of-ranges="Sheet1.B2:Sheet1.B16 Sheet1.D1:Sheet1.D1 Sheet1.D2:Sheet1.D16 Sheet1.E1:Sheet1.E1 Sheet1.E2:Sheet1.E16 Sheet1.D2:Sheet1.D16 Sheet1.E2:Sheet1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Experience (y.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Unt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ux/Shell</text:p>
          </table:table-cell>
          <table:table-cell table:formula="of:=[.E2]-[.D2]"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table:formula="of:=[.E3]-[.D3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table:formula="of:=[.E4]-[.D4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table:formula="of:=[.E5]-[.D5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table:formula="of:=[.E6]-[.D6]"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ickHouse</text:p>
          </table:table-cell>
          <table:table-cell table:formula="of:=[.E7]-[.D7]"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sible (modules)</text:p>
          </table:table-cell>
          <table:table-cell table:formula="of:=[.E8]-[.D8]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table:formula="of:=[.E9]-[.D9]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3.x</text:p>
          </table:table-cell>
          <table:table-cell table:formula="of:=[.E10]-[.D10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2.7</text:p>
          </table:table-cell>
          <table:table-cell table:formula="of:=[.E11]-[.D11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2.2</text:p>
          </table:table-cell>
          <table:table-cell table:formula="of:=[.E12]-[.D12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Rest Frm</text:p>
          </table:table-cell>
          <table:table-cell table:formula="of:=[.E13]-[.D13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</text:p>
          </table:table-cell>
          <table:table-cell table:formula="of:=[.E14]-[.D14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table:formula="of:=[.E15]-[.D15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Alchemy</text:p>
          </table:table-cell>
          <table:table-cell table:formula="of:=[.E16]-[.D16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formula="of:=IF([.$E25]&gt;=[.F$24];[.$D25];&quot;&quot;)" office:value-type="string" office:string-value="Python" calcext:value-type="string">
            <text:p>Python</text:p>
          </table:table-cell>
          <table:table-cell table:formula="of:=IF([.$E25]&gt;=[.G$24];[.$D25];&quot;&quot;)" office:value-type="string" office:string-value="Python" calcext:value-type="string">
            <text:p>Python</text:p>
          </table:table-cell>
          <table:table-cell table:formula="of:=IF([.$E25]&gt;=[.H$24];[.$D25];&quot;&quot;)" office:value-type="string" office:string-value="Python" calcext:value-type="string">
            <text:p>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formula="of:=IF([.$E26]&gt;=[.F$24];[.$D26];&quot;&quot;)" office:value-type="string" office:string-value="Django" calcext:value-type="string">
            <text:p>Django</text:p>
          </table:table-cell>
          <table:table-cell table:formula="of:=IF([.$E26]&gt;=[.G$24];[.$D26];&quot;&quot;)" office:value-type="string" office:string-value="Django" calcext:value-type="string">
            <text:p>Django</text:p>
          </table:table-cell>
          <table:table-cell table:formula="of:=IF([.$E26]&gt;=[.H$24];[.$D2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Flask</text:p>
          </table:table-cell>
          <table:table-cell office:value-type="float" office:value="1" calcext:value-type="float">
            <text:p>1</text:p>
          </table:table-cell>
          <table:table-cell table:formula="of:=IF([.$E27]&gt;=[.F$24];[.$D27];&quot;&quot;)" office:value-type="string" office:string-value="Flask" calcext:value-type="string">
            <text:p>Flask</text:p>
          </table:table-cell>
          <table:table-cell table:formula="of:=IF([.$E27]&gt;=[.G$24];[.$D27];&quot;&quot;)">
            <text:p/>
          </table:table-cell>
          <table:table-cell table:formula="of:=IF([.$E27]&gt;=[.H$24];[.$D2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formula="of:=IF([.$E28]&gt;=[.F$24];[.$D28];&quot;&quot;)" office:value-type="string" office:string-value="Nginx" calcext:value-type="string">
            <text:p>Nginx</text:p>
          </table:table-cell>
          <table:table-cell table:formula="of:=IF([.$E28]&gt;=[.G$24];[.$D28];&quot;&quot;)" office:value-type="string" office:string-value="Nginx" calcext:value-type="string">
            <text:p>Nginx</text:p>
          </table:table-cell>
          <table:table-cell table:formula="of:=IF([.$E28]&gt;=[.H$24];[.$D2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jagoRF</text:p>
          </table:table-cell>
          <table:table-cell office:value-type="float" office:value="2" calcext:value-type="float">
            <text:p>2</text:p>
          </table:table-cell>
          <table:table-cell table:formula="of:=IF([.$E29]&gt;=[.F$24];[.$D29];&quot;&quot;)" office:value-type="string" office:string-value="DjagoRF" calcext:value-type="string">
            <text:p>DjagoRF</text:p>
          </table:table-cell>
          <table:table-cell table:formula="of:=IF([.$E29]&gt;=[.G$24];[.$D29];&quot;&quot;)" office:value-type="string" office:string-value="DjagoRF" calcext:value-type="string">
            <text:p>DjagoRF</text:p>
          </table:table-cell>
          <table:table-cell table:formula="of:=IF([.$E29]&gt;=[.H$24];[.$D2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table:formula="of:=IF([.$E30]&gt;=[.F$24];[.$D30];&quot;&quot;)" office:value-type="string" office:string-value="Swagger" calcext:value-type="string">
            <text:p>Swagger</text:p>
          </table:table-cell>
          <table:table-cell table:formula="of:=IF([.$E30]&gt;=[.G$24];[.$D30];&quot;&quot;)" office:value-type="string" office:string-value="Swagger" calcext:value-type="string">
            <text:p>Swagger</text:p>
          </table:table-cell>
          <table:table-cell table:formula="of:=IF([.$E30]&gt;=[.H$24];[.$D3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s</text:p>
          </table:table-cell>
          <table:table-cell office:value-type="float" office:value="2" calcext:value-type="float">
            <text:p>2</text:p>
          </table:table-cell>
          <table:table-cell table:formula="of:=IF([.$E31]&gt;=[.F$24];[.$D31];&quot;&quot;)" office:value-type="string" office:string-value="Websockets" calcext:value-type="string">
            <text:p>Websockets</text:p>
          </table:table-cell>
          <table:table-cell table:formula="of:=IF([.$E31]&gt;=[.G$24];[.$D31];&quot;&quot;)" office:value-type="string" office:string-value="Websockets" calcext:value-type="string">
            <text:p>Websockets</text:p>
          </table:table-cell>
          <table:table-cell table:formula="of:=IF([.$E31]&gt;=[.H$24];[.$D3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3" calcext:value-type="float">
            <text:p>3</text:p>
          </table:table-cell>
          <table:table-cell table:formula="of:=IF([.$E32]&gt;=[.F$24];[.$D32];&quot;&quot;)" office:value-type="string" office:string-value="Linux" calcext:value-type="string">
            <text:p>Linux</text:p>
          </table:table-cell>
          <table:table-cell table:formula="of:=IF([.$E32]&gt;=[.G$24];[.$D32];&quot;&quot;)" office:value-type="string" office:string-value="Linux" calcext:value-type="string">
            <text:p>Linux</text:p>
          </table:table-cell>
          <table:table-cell table:formula="of:=IF([.$E32]&gt;=[.H$24];[.$D32];&quot;&quot;)" office:value-type="string" office:string-value="Linux" calcext:value-type="string">
            <text:p>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h/Shell</text:p>
          </table:table-cell>
          <table:table-cell office:value-type="float" office:value="3" calcext:value-type="float">
            <text:p>3</text:p>
          </table:table-cell>
          <table:table-cell table:formula="of:=IF([.$E33]&gt;=[.F$24];[.$D33];&quot;&quot;)" office:value-type="string" office:string-value="Bash/Shell" calcext:value-type="string">
            <text:p>Bash/Shell</text:p>
          </table:table-cell>
          <table:table-cell table:formula="of:=IF([.$E33]&gt;=[.G$24];[.$D33];&quot;&quot;)" office:value-type="string" office:string-value="Bash/Shell" calcext:value-type="string">
            <text:p>Bash/Shell</text:p>
          </table:table-cell>
          <table:table-cell table:formula="of:=IF([.$E33]&gt;=[.H$24];[.$D33];&quot;&quot;)" office:value-type="string" office:string-value="Bash/Shell" calcext:value-type="string">
            <text:p>Bash/Sh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formula="of:=IF([.$E34]&gt;=[.F$24];[.$D34];&quot;&quot;)" office:value-type="string" office:string-value="SQL" calcext:value-type="string">
            <text:p>SQL</text:p>
          </table:table-cell>
          <table:table-cell table:formula="of:=IF([.$E34]&gt;=[.G$24];[.$D34];&quot;&quot;)" office:value-type="string" office:string-value="SQL" calcext:value-type="string">
            <text:p>SQL</text:p>
          </table:table-cell>
          <table:table-cell table:formula="of:=IF([.$E34]&gt;=[.H$24];[.$D34];&quot;&quot;)" office:value-type="string" office:string-value="SQL" calcext:value-type="string">
            <text:p>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formula="of:=IF([.$E35]&gt;=[.F$24];[.$D35];&quot;&quot;)" office:value-type="string" office:string-value="Mysql" calcext:value-type="string">
            <text:p>Mysql</text:p>
          </table:table-cell>
          <table:table-cell table:formula="of:=IF([.$E35]&gt;=[.G$24];[.$D35];&quot;&quot;)" office:value-type="string" office:string-value="Mysql" calcext:value-type="string">
            <text:p>Mysql</text:p>
          </table:table-cell>
          <table:table-cell table:formula="of:=IF([.$E35]&gt;=[.H$24];[.$D35];&quot;&quot;)" office:value-type="string" office:string-value="Mysql" calcext:value-type="string">
            <text:p>My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esql</text:p>
          </table:table-cell>
          <table:table-cell office:value-type="float" office:value="1" calcext:value-type="float">
            <text:p>1</text:p>
          </table:table-cell>
          <table:table-cell table:formula="of:=IF([.$E36]&gt;=[.F$24];[.$D36];&quot;&quot;)" office:value-type="string" office:string-value="Postresql" calcext:value-type="string">
            <text:p>Postresql</text:p>
          </table:table-cell>
          <table:table-cell table:formula="of:=IF([.$E36]&gt;=[.G$24];[.$D36];&quot;&quot;)">
            <text:p/>
          </table:table-cell>
          <table:table-cell table:formula="of:=IF([.$E36]&gt;=[.H$24];[.$D3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table:formula="of:=IF([.$E37]&gt;=[.F$24];[.$D37];&quot;&quot;)" office:value-type="string" office:string-value="Apache" calcext:value-type="string">
            <text:p>Apache</text:p>
          </table:table-cell>
          <table:table-cell table:formula="of:=IF([.$E37]&gt;=[.G$24];[.$D37];&quot;&quot;)">
            <text:p/>
          </table:table-cell>
          <table:table-cell table:formula="of:=IF([.$E37]&gt;=[.H$24];[.$D3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shark</text:p>
          </table:table-cell>
          <table:table-cell office:value-type="float" office:value="3" calcext:value-type="float">
            <text:p>3</text:p>
          </table:table-cell>
          <table:table-cell table:formula="of:=IF([.$E38]&gt;=[.F$24];[.$D38];&quot;&quot;)" office:value-type="string" office:string-value="Wireshark" calcext:value-type="string">
            <text:p>Wireshark</text:p>
          </table:table-cell>
          <table:table-cell table:formula="of:=IF([.$E38]&gt;=[.G$24];[.$D38];&quot;&quot;)" office:value-type="string" office:string-value="Wireshark" calcext:value-type="string">
            <text:p>Wireshark</text:p>
          </table:table-cell>
          <table:table-cell table:formula="of:=IF([.$E38]&gt;=[.H$24];[.$D38];&quot;&quot;)" office:value-type="string" office:string-value="Wireshark" calcext:value-type="string">
            <text:p>Wiresh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formula="of:=IF([.$E39]&gt;=[.F$24];[.$D39];&quot;&quot;)" office:value-type="string" office:string-value="Perl" calcext:value-type="string">
            <text:p>Perl</text:p>
          </table:table-cell>
          <table:table-cell table:formula="of:=IF([.$E39]&gt;=[.G$24];[.$D39];&quot;&quot;)">
            <text:p/>
          </table:table-cell>
          <table:table-cell table:formula="of:=IF([.$E39]&gt;=[.H$24];[.$D3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$E40]&gt;=[.F$24];[.$D40];&quot;&quot;)" office:value-type="string" office:string-value="C" calcext:value-type="string">
            <text:p>C</text:p>
          </table:table-cell>
          <table:table-cell table:formula="of:=IF([.$E40]&gt;=[.G$24];[.$D40];&quot;&quot;)">
            <text:p/>
          </table:table-cell>
          <table:table-cell table:formula="of:=IF([.$E40]&gt;=[.H$24];[.$D4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formula="of:=IF([.$E41]&gt;=[.F$24];[.$D41];&quot;&quot;)" office:value-type="string" office:string-value="ClickHouse" calcext:value-type="string">
            <text:p>ClickHouse</text:p>
          </table:table-cell>
          <table:table-cell table:formula="of:=IF([.$E41]&gt;=[.G$24];[.$D41];&quot;&quot;)" office:value-type="string" office:string-value="ClickHouse" calcext:value-type="string">
            <text:p>ClickHouse</text:p>
          </table:table-cell>
          <table:table-cell table:formula="of:=IF([.$E41]&gt;=[.H$24];[.$D41];&quot;&quot;)" office:value-type="string" office:string-value="ClickHouse" calcext:value-type="string">
            <text:p>ClickH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ble</text:p>
          </table:table-cell>
          <table:table-cell office:value-type="float" office:value="3" calcext:value-type="float">
            <text:p>3</text:p>
          </table:table-cell>
          <table:table-cell table:formula="of:=IF([.$E42]&gt;=[.F$24];[.$D42];&quot;&quot;)" office:value-type="string" office:string-value="Ansible" calcext:value-type="string">
            <text:p>Ansible</text:p>
          </table:table-cell>
          <table:table-cell table:formula="of:=IF([.$E42]&gt;=[.G$24];[.$D42];&quot;&quot;)" office:value-type="string" office:string-value="Ansible" calcext:value-type="string">
            <text:p>Ansible</text:p>
          </table:table-cell>
          <table:table-cell table:formula="of:=IF([.$E42]&gt;=[.H$24];[.$D42];&quot;&quot;)" office:value-type="string" office:string-value="Ansible" calcext:value-type="string">
            <text:p>An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table:formula="of:=IF([.$E43]&gt;=[.F$24];[.$D43];&quot;&quot;)" office:value-type="string" office:string-value="LAN" calcext:value-type="string">
            <text:p>LAN</text:p>
          </table:table-cell>
          <table:table-cell table:formula="of:=IF([.$E43]&gt;=[.G$24];[.$D43];&quot;&quot;)" office:value-type="string" office:string-value="LAN" calcext:value-type="string">
            <text:p>LAN</text:p>
          </table:table-cell>
          <table:table-cell table:formula="of:=IF([.$E43]&gt;=[.H$24];[.$D4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3" calcext:value-type="float">
            <text:p>3</text:p>
          </table:table-cell>
          <table:table-cell table:formula="of:=IF([.$E44]&gt;=[.F$24];[.$D44];&quot;&quot;)" office:value-type="string" office:string-value="GSM" calcext:value-type="string">
            <text:p>GSM</text:p>
          </table:table-cell>
          <table:table-cell table:formula="of:=IF([.$E44]&gt;=[.G$24];[.$D44];&quot;&quot;)" office:value-type="string" office:string-value="GSM" calcext:value-type="string">
            <text:p>GSM</text:p>
          </table:table-cell>
          <table:table-cell table:formula="of:=IF([.$E44]&gt;=[.H$24];[.$D44];&quot;&quot;)" office:value-type="string" office:string-value="GSM" calcext:value-type="string">
            <text:p>G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7/Sigtran</text:p>
          </table:table-cell>
          <table:table-cell office:value-type="float" office:value="3" calcext:value-type="float">
            <text:p>3</text:p>
          </table:table-cell>
          <table:table-cell table:formula="of:=IF([.$E45]&gt;=[.F$24];[.$D45];&quot;&quot;)" office:value-type="string" office:string-value="SS7/Sigtran" calcext:value-type="string">
            <text:p>SS7/Sigtran</text:p>
          </table:table-cell>
          <table:table-cell table:formula="of:=IF([.$E45]&gt;=[.G$24];[.$D45];&quot;&quot;)" office:value-type="string" office:string-value="SS7/Sigtran" calcext:value-type="string">
            <text:p>SS7/Sigtran</text:p>
          </table:table-cell>
          <table:table-cell table:formula="of:=IF([.$E45]&gt;=[.H$24];[.$D45];&quot;&quot;)" office:value-type="string" office:string-value="SS7/Sigtran" calcext:value-type="string">
            <text:p>SS7/Sig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C</text:p>
          </table:table-cell>
          <table:table-cell office:value-type="float" office:value="3" calcext:value-type="float">
            <text:p>3</text:p>
          </table:table-cell>
          <table:table-cell table:formula="of:=IF([.$E46]&gt;=[.F$24];[.$D46];&quot;&quot;)" office:value-type="string" office:string-value="ePC" calcext:value-type="string">
            <text:p>ePC</text:p>
          </table:table-cell>
          <table:table-cell table:formula="of:=IF([.$E46]&gt;=[.G$24];[.$D46];&quot;&quot;)" office:value-type="string" office:string-value="ePC" calcext:value-type="string">
            <text:p>ePC</text:p>
          </table:table-cell>
          <table:table-cell table:formula="of:=IF([.$E46]&gt;=[.H$24];[.$D46];&quot;&quot;)" office:value-type="string" office:string-value="ePC" calcext:value-type="string">
            <text:p>eP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b</text:p>
          </table:table-cell>
          <table:table-cell office:value-type="float" office:value="3" calcext:value-type="float">
            <text:p>3</text:p>
          </table:table-cell>
          <table:table-cell table:formula="of:=IF([.$E47]&gt;=[.F$24];[.$D47];&quot;&quot;)" office:value-type="string" office:string-value="pdb" calcext:value-type="string">
            <text:p>pdb</text:p>
          </table:table-cell>
          <table:table-cell table:formula="of:=IF([.$E47]&gt;=[.G$24];[.$D47];&quot;&quot;)" office:value-type="string" office:string-value="pdb" calcext:value-type="string">
            <text:p>pdb</text:p>
          </table:table-cell>
          <table:table-cell table:formula="of:=IF([.$E47]&gt;=[.H$24];[.$D47];&quot;&quot;)" office:value-type="string" office:string-value="pdb" calcext:value-type="string">
            <text:p>p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cs</text:p>
          </table:table-cell>
          <table:table-cell office:value-type="float" office:value="1" calcext:value-type="float">
            <text:p>1</text:p>
          </table:table-cell>
          <table:table-cell table:formula="of:=IF([.$E48]&gt;=[.F$24];[.$D48];&quot;&quot;)" office:value-type="string" office:string-value="emacs" calcext:value-type="string">
            <text:p>emacs</text:p>
          </table:table-cell>
          <table:table-cell table:formula="of:=IF([.$E48]&gt;=[.G$24];[.$D48];&quot;&quot;)">
            <text:p/>
          </table:table-cell>
          <table:table-cell table:formula="of:=IF([.$E48]&gt;=[.H$24];[.$D4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 office:value-type="float" office:value="3" calcext:value-type="float">
            <text:p>3</text:p>
          </table:table-cell>
          <table:table-cell table:formula="of:=IF([.$E49]&gt;=[.F$24];[.$D49];&quot;&quot;)" office:value-type="string" office:string-value="GIT" calcext:value-type="string">
            <text:p>GIT</text:p>
          </table:table-cell>
          <table:table-cell table:formula="of:=IF([.$E49]&gt;=[.G$24];[.$D49];&quot;&quot;)" office:value-type="string" office:string-value="GIT" calcext:value-type="string">
            <text:p>GIT</text:p>
          </table:table-cell>
          <table:table-cell table:formula="of:=IF([.$E49]&gt;=[.H$24];[.$D49];&quot;&quot;)" office:value-type="string" office:string-value="GIT" calcext:value-type="string">
            <text:p>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Bot</text:p>
          </table:table-cell>
          <table:table-cell office:value-type="float" office:value="2" calcext:value-type="float">
            <text:p>2</text:p>
          </table:table-cell>
          <table:table-cell table:formula="of:=IF([.$E50]&gt;=[.F$24];[.$D50];&quot;&quot;)" office:value-type="string" office:string-value="BuildBot" calcext:value-type="string">
            <text:p>BuildBot</text:p>
          </table:table-cell>
          <table:table-cell table:formula="of:=IF([.$E50]&gt;=[.G$24];[.$D50];&quot;&quot;)" office:value-type="string" office:string-value="BuildBot" calcext:value-type="string">
            <text:p>BuildBot</text:p>
          </table:table-cell>
          <table:table-cell table:formula="of:=IF([.$E50]&gt;=[.H$24];[.$D5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raefik</text:p>
          </table:table-cell>
          <table:table-cell office:value-type="float" office:value="2" calcext:value-type="float">
            <text:p>2</text:p>
          </table:table-cell>
          <table:table-cell table:formula="of:=IF([.$E51]&gt;=[.F$24];[.$D51];&quot;&quot;)" office:value-type="string" office:string-value="Traefik" calcext:value-type="string">
            <text:p>Traefik</text:p>
          </table:table-cell>
          <table:table-cell table:formula="of:=IF([.$E51]&gt;=[.G$24];[.$D51];&quot;&quot;)" office:value-type="string" office:string-value="Traefik" calcext:value-type="string">
            <text:p>Traefik</text:p>
          </table:table-cell>
          <table:table-cell table:formula="of:=IF([.$E51]&gt;=[.H$24];[.$D5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office:value-type="float" office:value="2" calcext:value-type="float">
            <text:p>2</text:p>
          </table:table-cell>
          <table:table-cell table:formula="of:=IF([.$E52]&gt;=[.F$24];[.$D52];&quot;&quot;)" office:value-type="string" office:string-value="Docker" calcext:value-type="string">
            <text:p>Docker</text:p>
          </table:table-cell>
          <table:table-cell table:formula="of:=IF([.$E52]&gt;=[.G$24];[.$D52];&quot;&quot;)" office:value-type="string" office:string-value="Docker" calcext:value-type="string">
            <text:p>Docker</text:p>
          </table:table-cell>
          <table:table-cell table:formula="of:=IF([.$E52]&gt;=[.H$24];[.$D5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table:formula="of:=IF([.$E53]&gt;=[.F$24];[.$D53];&quot;&quot;)" office:value-type="string" office:string-value="sqlalchemy" calcext:value-type="string">
            <text:p>sqlalchemy</text:p>
          </table:table-cell>
          <table:table-cell table:formula="of:=IF([.$E53]&gt;=[.G$24];[.$D53];&quot;&quot;)">
            <text:p/>
          </table:table-cell>
          <table:table-cell table:formula="of:=IF([.$E53]&gt;=[.H$24];[.$D5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formula="of:=IF([.$E54]&gt;=[.F$24];[.$D54];&quot;&quot;)" office:value-type="string" office:string-value="html" calcext:value-type="string">
            <text:p>html</text:p>
          </table:table-cell>
          <table:table-cell table:formula="of:=IF([.$E54]&gt;=[.G$24];[.$D54];&quot;&quot;)">
            <text:p/>
          </table:table-cell>
          <table:table-cell table:formula="of:=IF([.$E54]&gt;=[.H$24];[.$D54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 office:value-type="float" office:value="1" calcext:value-type="float">
            <text:p>1</text:p>
          </table:table-cell>
          <table:table-cell table:formula="of:=IF([.$E55]&gt;=[.F$24];[.$D55];&quot;&quot;)" office:value-type="string" office:string-value="systemd" calcext:value-type="string">
            <text:p>systemd</text:p>
          </table:table-cell>
          <table:table-cell table:formula="of:=IF([.$E55]&gt;=[.G$24];[.$D55];&quot;&quot;)">
            <text:p/>
          </table:table-cell>
          <table:table-cell table:formula="of:=IF([.$E55]&gt;=[.H$24];[.$D55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tack</text:p>
          </table:table-cell>
          <table:table-cell office:value-type="float" office:value="1" calcext:value-type="float">
            <text:p>1</text:p>
          </table:table-cell>
          <table:table-cell table:formula="of:=IF([.$E56]&gt;=[.F$24];[.$D56];&quot;&quot;)" office:value-type="string" office:string-value="openstack" calcext:value-type="string">
            <text:p>openstack</text:p>
          </table:table-cell>
          <table:table-cell table:formula="of:=IF([.$E56]&gt;=[.G$24];[.$D56];&quot;&quot;)">
            <text:p/>
          </table:table-cell>
          <table:table-cell table:formula="of:=IF([.$E56]&gt;=[.H$24];[.$D5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table:formula="of:=IF([.$E57]&gt;=[.F$24];[.$D57];&quot;&quot;)" office:value-type="string" office:string-value="gitlab" calcext:value-type="string">
            <text:p>gitlab</text:p>
          </table:table-cell>
          <table:table-cell table:formula="of:=IF([.$E57]&gt;=[.G$24];[.$D57];&quot;&quot;)">
            <text:p/>
          </table:table-cell>
          <table:table-cell table:formula="of:=IF([.$E57]&gt;=[.H$24];[.$D5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formula="of:=IF([.$E58]&gt;=[.F$24];[.$D58];&quot;&quot;)" office:value-type="string" office:string-value="celery" calcext:value-type="string">
            <text:p>celery</text:p>
          </table:table-cell>
          <table:table-cell table:formula="of:=IF([.$E58]&gt;=[.G$24];[.$D58];&quot;&quot;)">
            <text:p/>
          </table:table-cell>
          <table:table-cell table:formula="of:=IF([.$E58]&gt;=[.H$24];[.$D5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</text:p>
          </table:table-cell>
          <table:table-cell office:value-type="float" office:value="2" calcext:value-type="float">
            <text:p>2</text:p>
          </table:table-cell>
          <table:table-cell table:formula="of:=IF([.$E59]&gt;=[.F$24];[.$D59];&quot;&quot;)" office:value-type="string" office:string-value="redis" calcext:value-type="string">
            <text:p>redis</text:p>
          </table:table-cell>
          <table:table-cell table:formula="of:=IF([.$E59]&gt;=[.G$24];[.$D59];&quot;&quot;)" office:value-type="string" office:string-value="redis" calcext:value-type="string">
            <text:p>redis</text:p>
          </table:table-cell>
          <table:table-cell table:formula="of:=IF([.$E59]&gt;=[.H$24];[.$D5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mine</text:p>
          </table:table-cell>
          <table:table-cell office:value-type="float" office:value="3" calcext:value-type="float">
            <text:p>3</text:p>
          </table:table-cell>
          <table:table-cell table:formula="of:=IF([.$E60]&gt;=[.F$24];[.$D60];&quot;&quot;)" office:value-type="string" office:string-value="redmine" calcext:value-type="string">
            <text:p>redmine</text:p>
          </table:table-cell>
          <table:table-cell table:formula="of:=IF([.$E60]&gt;=[.G$24];[.$D60];&quot;&quot;)" office:value-type="string" office:string-value="redmine" calcext:value-type="string">
            <text:p>redmine</text:p>
          </table:table-cell>
          <table:table-cell table:formula="of:=IF([.$E60]&gt;=[.H$24];[.$D60];&quot;&quot;)" office:value-type="string" office:string-value="redmine" calcext:value-type="string">
            <text:p>redm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IO</text:p>
          </table:table-cell>
          <table:table-cell office:value-type="float" office:value="1" calcext:value-type="float">
            <text:p>1</text:p>
          </table:table-cell>
          <table:table-cell table:formula="of:=IF([.$E61]&gt;=[.F$24];[.$D61];&quot;&quot;)" office:value-type="string" office:string-value="AsyncIO" calcext:value-type="string">
            <text:p>AsyncIO</text:p>
          </table:table-cell>
          <table:table-cell table:formula="of:=IF([.$E61]&gt;=[.G$24];[.$D61];&quot;&quot;)">
            <text:p/>
          </table:table-cell>
          <table:table-cell table:formula="of:=IF([.$E61]&gt;=[.H$24];[.$D6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autifulsoup</text:p>
          </table:table-cell>
          <table:table-cell office:value-type="float" office:value="1" calcext:value-type="float">
            <text:p>1</text:p>
          </table:table-cell>
          <table:table-cell table:formula="of:=IF([.$E62]&gt;=[.F$24];[.$D62];&quot;&quot;)" office:value-type="string" office:string-value="beautifulsoup" calcext:value-type="string">
            <text:p>beautifulsoup</text:p>
          </table:table-cell>
          <table:table-cell table:formula="of:=IF([.$E62]&gt;=[.G$24];[.$D62];&quot;&quot;)">
            <text:p/>
          </table:table-cell>
          <table:table-cell table:formula="of:=IF([.$E62]&gt;=[.H$24];[.$D6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formula="of:=IF([.$E63]&gt;=[.F$24];[.$D63];&quot;&quot;)" office:value-type="string" office:string-value="scrapy" calcext:value-type="string">
            <text:p>scrap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12:44:03.14728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10-28T08:31:21.838542880</meta:creation-date>
    <dc:date>2021-01-04T13:33:54.687792310</dc:date>
    <dc:creator>Andrey Kashirin</dc:creator>
    <meta:editing-duration>PT2H13M3S</meta:editing-duration>
    <meta:editing-cycles>7</meta:editing-cycles>
    <meta:generator>LibreOffice/6.0.7.3$Linux_X86_64 LibreOffice_project/00m0$Build-3</meta:generator>
    <meta:document-statistic meta:table-count="1" meta:cell-count="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 draw:fill-gradient-name="Tango_5f_5f_5f_5f_5f_5f_5f_5f_5f_5f_5f_5f_5f_5f_5f_20_5f_5f_5f_5f_5f_5f_5f_5f_5f_5f_5f_5f_5f_5f_5f_Gray" draw:gradient-step-count="2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563cm" svg:y="8.401cm" style:legend-expansion="wide" chart:style-name="ch2"/>
        <chart:plot-area chart:style-name="ch3" table:cell-range-address="Sheet1.B1:Sheet1.C17" chart:data-source-has-labels="both" svg:x="0.32cm" svg:y="0.18cm" svg:width="15.36cm" svg:height="7.8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23cm" svg:y="0.194cm" svg:width="12.352cm" svg:height="7.1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:Sheet1.B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7" chart:label-cell-address="Sheet1.C1:Sheet1.C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 (y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7</svg:desc>
                </draw:g>
              </table:table-cell>
              <table:table-cell office:value-type="float" office:value="12">
                <text:p>12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0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plot-area chart:style-name="ch2" table:cell-range-address="Sheet1.B2:Sheet1.B16 Sheet1.D1:Sheet1.E16" chart:data-source-has-labels="both" svg:x="0.32cm" svg:y="0.18cm" svg:width="15.36cm" svg:height="8.64cm">
          <chartooo:coordinate-region svg:x="1.312cm" svg:y="0.18cm" svg:width="14.368cm" svg:height="5.965cm"/>
          <chart:axis chart:dimension="x" chart:name="primary-x" chart:style-name="ch3" chartooo:axis-type="auto">
            <chartooo:date-scale/>
            <chart:categories table:cell-range-address="Sheet1.B2:Sheet1.B16"/>
          </chart:axis>
          <chart:axis chart:dimension="y" chart:name="primary-y" chart:style-name="ch4">
            <chart:grid chart:style-name="ch5" chart:class="major"/>
          </chart:axis>
          <chart:series chart:values-cell-range-address="Sheet1.E2:Sheet1.E16" chart:attached-axis="primary-y">
            <chart:data-point chart:repeated="15"/>
          </chart:series>
          <chart:series chart:values-cell-range-address="Sheet1.D2:Sheet1.D16" chart:label-cell-address="Sheet1.D1:Sheet1.D1" chart:attached-axis="primary-y">
            <chart:data-point chart:repeated="15"/>
          </chart:series>
          <chart:series chart:values-cell-range-address="Sheet1.E2:Sheet1.E16" chart:label-cell-address="Sheet1.E1:Sheet1.E1" chart:attached-axis="primary-y">
            <chart:data-point chart:repeated="15"/>
          </chart:series>
          <chart:series chart:values-cell-range-address="Sheet1.D2:Sheet1.D16" chart:attached-axis="primary-y">
            <chart:data-point chart:repeated="15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om</text:p>
                <draw:g>
                  <svg:desc>Sheet1.D1:Sheet1.D1</svg:desc>
                </draw:g>
              </table:table-cell>
              <table:table-cell office:value-type="string">
                <text:p>Until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